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font-name="Wingdings" style:font-name-asian="Wingdings" style:font-name-complex="Wingdings"/>
    </style:style>
    <style:style style:name="T9" style:parent-style-name="DefaultParagraphFont" style:family="text">
      <style:text-properties style:font-name="Wingdings" style:font-name-asian="Wingdings" style:font-name-complex="Wingdings"/>
    </style:style>
    <style:style style:name="P10" style:parent-style-name="Standard" style:family="paragraph">
      <style:text-properties fo:font-weight="bold" style:font-weight-asian="bold" style:font-weight-complex="bold"/>
    </style:style>
  </office:automatic-styles>
  <office:body>
    <office:text text:use-soft-page-breaks="true">
      <text:p text:style-name="P1">JohnHenry Ward</text:p>
      <text:p text:style-name="P2">CSCI 301 – Lab 1</text:p>
      <text:p text:style-name="P3">7/1/19</text:p>
      <text:p text:style-name="P4"/>
      <text:p text:style-name="P5">1.3</text:p>
      <text:p text:style-name="Standard">1) car prints out the first element, which is apple, and cdr prints out everything other than the first element, which are orange and pineapple. The single quote is necessary because it<text:s/>defines the elements<text:s/>as a list.</text:p>
      <text:p text:style-name="Standard"/>
      <text:p text:style-name="Standard">2)<text:s/>(car (cdr (cdr ‘(apple orange pear grapefruit))))</text:p>
      <text:p text:style-name="Standard"><text:s text:c="4"/>(caddar ‘(((apple) (orange) (pear) (grapefruit))))</text:p>
      <text:p text:style-name="Standard"><text:s text:c="4"/>(caddr ‘(apple (orange) ((pear)) (((grapefruit))))</text:p>
      <text:p text:style-name="Standard"/>
      <text:p text:style-name="Standard">3) cons returns a list when given either a single element or lists while append combines two lists into one list. append can’t take a single element list lists the elements in a list, similar to an array.</text:p>
      <text:p text:style-name="Standard"><text:s text:c="4"/></text:p>
      <text:p text:style-name="Standard">4) length prints out the number of elements in the list. reverse lists the elements in the list in reverse order. member looks in the list for that element, and returns it along with all elements after, if not found it returns #f.</text:p>
      <text:p text:style-name="Standard"/>
      <text:p text:style-name="P6">1.4</text:p>
      <text:p text:style-name="Standard">1)equal? eqv? And = all seem to be boolean expressions, because I either get #t (true) or #f (false). When comparing the<text:s/>strings, equal? Return #f when they look the same, but eqv? Returns #f, and = gives an error, so I assume = is only for integers. Also, equal?<text:s/>and<text:s/>eqv?<text:s/>Return #f when given<text:s/>does<text:s/>3.0, but = returns #t, so I assume eqv? is for checking if two parameters are the same object, and equal? is similar to eqv? but that it can also be used with lists.</text:p>
      <text:p text:style-name="Standard"/>
      <text:p text:style-name="Standard">2) cond seems to work as a sort of if else statement,<text:s/>where is goes through the equal?<text:s/>functions to see if any result to true, and if not, it returns the else.</text:p>
      <text:p text:style-name="Standard"/>
      <text:p text:style-name="Standard"><text:span text:style-name="T7">1.5</text:span></text:p>
      <text:p text:style-name="Standard">1) another-add-one<text:s/><text:span text:style-name="T8"></text:span><text:s/>add-one<text:s/><text:span text:style-name="T9"></text:span><text:s/>(add-one (x))</text:p>
      <text:p text:style-name="Standard"/>
      <text:p text:style-name="Standard">2) Before the call to (strange 3), a = 5, b = 6, c = 7. During the call to (strange 3) a = 1, b = 2, c = 7, since<text:s/>the variables were changed inside the function, so they have a local scope to that function.</text:p>
      <text:p text:style-name="Standard"/>
      <text:p text:style-name="P10">Part 2</text:p>
      <text:p text:style-name="Standard">1) I believe the function checks to see if the input, which should be a list, is null, and if it isn’t then it takes the list and recursively reverses the<text:s/>list.</text:p>
      <text:p text:style-name="Standard"/>
      <text:p text:style-name="Standard">2) Once the function has gone through the whole list, the list is null, and the if statement returns false, so<text:s/>then it goes back up the call stack, since it is a recursive function and prints when it is at the initial recursive call.</text:p>
      <text:p text:style-name="Standard"/>
      <text:p text:style-name="Standard">3) displayln shows what L is currently, so it’s like print. begin make all lines encapsulated in it run concurrent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Henry Ward</dc:creator>
    <meta:creation-date>2019-07-01T12:09:00Z</meta:creation-date>
    <dc:date>2019-07-05T19:21:00Z</dc:date>
    <meta:template xlink:href="Normal.dotm" xlink:type="simple"/>
    <meta:editing-cycles>3</meta:editing-cycles>
    <meta:editing-duration>PT1200S</meta:editing-duration>
    <meta:document-statistic meta:page-count="1" meta:paragraph-count="4" meta:word-count="340" meta:character-count="2276" meta:row-count="16" meta:non-whitespace-character-count="1940"/>
  </office:meta>
</office:document-meta>
</file>